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alibri (Corps)" svg:font-family="'Calibri (Corps)'"/>
    <style:font-face style:name="Calibri1" svg:font-family="Calibri1"/>
    <style:font-face style:name="Consolas" svg:font-family="Consolas"/>
    <style:font-face style:name="Consolas1" svg:font-family="Consolas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9cm"/>
    </style:style>
    <style:style style:name="co2" style:family="table-column">
      <style:table-column-properties fo:break-before="auto" style:column-width="4.868cm"/>
    </style:style>
    <style:style style:name="co3" style:family="table-column">
      <style:table-column-properties fo:break-before="auto" style:column-width="3.916cm"/>
    </style:style>
    <style:style style:name="co4" style:family="table-column">
      <style:table-column-properties fo:break-before="auto" style:column-width="2.752cm"/>
    </style:style>
    <style:style style:name="co5" style:family="table-column">
      <style:table-column-properties fo:break-before="auto" style:column-width="3.572cm"/>
    </style:style>
    <style:style style:name="co6" style:family="table-column">
      <style:table-column-properties fo:break-before="auto" style:column-width="3.043cm"/>
    </style:style>
    <style:style style:name="co7" style:family="table-column">
      <style:table-column-properties fo:break-before="auto" style:column-width="4.233cm"/>
    </style:style>
    <style:style style:name="co8" style:family="table-column">
      <style:table-column-properties fo:break-before="auto" style:column-width="5.027cm"/>
    </style:style>
    <style:style style:name="co9" style:family="table-column">
      <style:table-column-properties fo:break-before="auto" style:column-width="5.292cm"/>
    </style:style>
    <style:style style:name="co10" style:family="table-column">
      <style:table-column-properties fo:break-before="auto" style:column-width="4.154cm"/>
    </style:style>
    <style:style style:name="co11" style:family="table-column">
      <style:table-column-properties fo:break-before="auto" style:column-width="13.653cm"/>
    </style:style>
    <style:style style:name="co12" style:family="table-column">
      <style:table-column-properties fo:break-before="auto" style:column-width="3.519cm"/>
    </style:style>
    <style:style style:name="co13" style:family="table-column">
      <style:table-column-properties fo:break-before="auto" style:column-width="3.757cm"/>
    </style:style>
    <style:style style:name="co14" style:family="table-column">
      <style:table-column-properties fo:break-before="auto" style:column-width="6.879cm"/>
    </style:style>
    <style:style style:name="co15" style:family="table-column">
      <style:table-column-properties fo:break-before="auto" style:column-width="2.328cm"/>
    </style:style>
    <style:style style:name="ro1" style:family="table-row">
      <style:table-row-properties style:row-height="2.646cm" fo:break-before="auto" style:use-optimal-row-height="false"/>
    </style:style>
    <style:style style:name="ro2" style:family="table-row">
      <style:table-row-properties style:row-height="4.307cm" fo:break-before="auto" style:use-optimal-row-height="false"/>
    </style:style>
    <style:style style:name="ro3" style:family="table-row">
      <style:table-row-properties style:row-height="6.138cm" fo:break-before="auto" style:use-optimal-row-height="false"/>
    </style:style>
    <style:style style:name="ro4" style:family="table-row">
      <style:table-row-properties style:row-height="3.672cm" fo:break-before="auto" style:use-optimal-row-height="false"/>
    </style:style>
    <style:style style:name="ro5" style:family="table-row">
      <style:table-row-properties style:row-height="4.657cm" fo:break-before="auto" style:use-optimal-row-height="false"/>
    </style:style>
    <style:style style:name="ro6" style:family="table-row">
      <style:table-row-properties style:row-height="4.339cm" fo:break-before="auto" style:use-optimal-row-height="false"/>
    </style:style>
    <style:style style:name="ro7" style:family="table-row">
      <style:table-row-properties style:row-height="4.479cm" fo:break-before="auto" style:use-optimal-row-height="false"/>
    </style:style>
    <style:style style:name="ro8" style:family="table-row">
      <style:table-row-properties style:row-height="4.022cm" fo:break-before="auto" style:use-optimal-row-height="false"/>
    </style:style>
    <style:style style:name="ro9" style:family="table-row">
      <style:table-row-properties style:row-height="3.56cm" fo:break-before="auto" style:use-optimal-row-height="false"/>
    </style:style>
    <style:style style:name="ro10" style:family="table-row">
      <style:table-row-properties style:row-height="3.281cm" fo:break-before="auto" style:use-optimal-row-height="false"/>
    </style:style>
    <style:style style:name="ro11" style:family="table-row">
      <style:table-row-properties style:row-height="4.618cm" fo:break-before="auto" style:use-optimal-row-height="false"/>
    </style:style>
    <style:style style:name="ro12" style:family="table-row">
      <style:table-row-properties style:row-height="3.94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Heading_20_2" style:data-style-name="N0">
      <style:table-cell-properties fo:background-color="#dae3f3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262626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" style:family="table-cell" style:parent-style-name="Default" style:data-style-name="N0">
      <style:table-cell-properties fo:wrap-option="wrap" style:vertical-align="middle"/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fo:wrap-option="wrap" style:vertical-align="middle"/>
      <style:text-properties style:font-name="Calibri1" fo:font-style="italic" style:font-name-asian="Calibri1" style:font-style-asian="italic" style:font-name-complex="Calibri1" style:font-style-complex="italic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color="#ff0000" style:font-name="Calibri (Corps)" style:font-name-asian="Calibri (Corps)" style:font-name-complex="Calibri (Corps)"/>
    </style:style>
    <style:style style:name="ce8" style:family="table-cell" style:parent-style-name="Default" style:data-style-name="N0">
      <style:table-cell-properties fo:wrap-option="wrap" style:vertical-align="middle"/>
    </style:style>
    <style:style style:name="ce9" style:family="table-cell" style:parent-style-name="Default" style:data-style-name="N0">
      <style:table-cell-properties style:vertical-align="middle"/>
    </style:style>
    <style:style style:name="ce10" style:family="table-cell" style:parent-style-name="Default" style:data-style-name="N0">
      <style:table-cell-properties fo:wrap-option="wrap" style:vertical-align="automatic"/>
    </style:style>
    <style:style style:name="ce11" style:family="table-cell" style:parent-style-name="Excel_20_Built-in_20_Hyperlink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fo:color="#0563c1" style:text-underline-style="solid" style:text-underline-width="auto" style:text-underline-color="font-color"/>
    </style:style>
    <style:style style:name="ce12" style:family="table-cell" style:parent-style-name="Excel_20_Built-in_20_Hyperlink" style:data-style-name="N0">
      <style:table-cell-properties style:cell-protect="protected" style:print-content="true" fo:background-color="transparent" fo:wrap-option="wrap" style:vertical-align="middle"/>
      <style:text-properties fo:color="#0563c1" style:text-underline-style="solid" style:text-underline-width="auto" style:text-underline-color="font-colo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color="#0563c1" style:text-underline-style="solid" style:text-underline-width="auto" style:text-underline-color="font-color"/>
    </style:style>
    <style:style style:name="ce14" style:family="table-cell" style:parent-style-name="Default" style:data-style-name="N0">
      <style:table-cell-properties fo:wrap-option="wrap" style:vertical-align="middle"/>
      <style:text-properties fo:color="#0563c1" style:text-underline-style="solid" style:text-underline-width="auto" style:text-underline-color="font-color"/>
    </style:style>
    <style:style style:name="ce15" style:family="table-cell" style:parent-style-name="Excel_20_Built-in_20_Hyperlink" style:data-style-name="N0">
      <style:table-cell-properties style:cell-protect="protected" style:print-content="true" fo:background-color="transparent" fo:wrap-option="wrap" style:vertical-align="automatic"/>
      <style:text-properties fo:color="#0563c1" style:text-underline-style="solid" style:text-underline-width="auto" style:text-underline-color="font-color"/>
    </style:style>
    <style:style style:name="ce16" style:family="table-cell" style:parent-style-name="Excel_20_Built-in_20_Hyperlink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fo:color="#000000" style:text-underline-style="none"/>
    </style:style>
    <style:style style:name="ce17" style:family="table-cell" style:parent-style-name="Excel_20_Built-in_20_Hyperlink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fo:color="#000000" style:font-name="Calibri (Corps)" style:text-underline-style="none" style:font-name-asian="Calibri (Corps)" style:font-name-complex="Calibri (Corps)"/>
    </style:style>
    <style:style style:name="ce18" style:family="table-cell" style:parent-style-name="Excel_20_Built-in_20_Hyperlink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fo:color="#0563c1" style:font-name="Calibri (Corps)" style:text-underline-style="none" style:font-name-asian="Calibri (Corps)" style:font-name-complex="Calibri (Corps)"/>
    </style:style>
    <style:style style:name="ce19" style:family="table-cell" style:parent-style-name="Default" style:data-style-name="N0">
      <style:text-properties fo:color="#24292e" style:font-name="Consolas1" fo:font-size="14pt" style:font-name-asian="Consolas" style:font-size-asian="14pt" style:font-name-complex="Consolas" style:font-size-complex="14pt"/>
    </style:style>
    <style:style style:name="ce20" style:family="table-cell" style:parent-style-name="Default" style:data-style-name="N0">
      <style:table-cell-properties fo:border-bottom="none" fo:border-left="none" fo:border-right="none" fo:border-top="0.002cm solid #5b9bd5"/>
      <style:text-properties fo:color="#24292e" style:font-name="Consolas1" fo:font-size="14pt" style:font-name-asian="Consolas" style:font-size-asian="14pt" style:font-name-complex="Consolas" style:font-size-complex="14pt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Consolas1" fo:font-size="14pt" style:font-name-asian="Consolas" style:font-size-asian="14pt" style:font-name-complex="Consolas" style:font-size-complex="14pt"/>
    </style:style>
    <style:style style:name="ce22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002cm solid #5b9bd5" style:vertical-align="automatic"/>
      <style:paragraph-properties fo:text-align="start" fo:margin-left="0cm"/>
      <style:text-properties style:font-name="Consolas1" fo:font-size="14pt" style:font-name-asian="Consolas" style:font-size-asian="14pt" style:font-name-complex="Consolas" style:font-size-complex="14pt"/>
    </style:style>
    <style:style style:name="ce23" style:family="table-cell" style:parent-style-name="Default" style:data-style-name="N0">
      <style:table-cell-properties fo:border-bottom="none" fo:background-color="transparent" fo:wrap-option="wrap" fo:border-left="none" fo:border-right="none" fo:border-top="0.002cm solid #5b9bd5" style:vertical-align="automatic"/>
      <style:text-properties style:font-name="Consolas1" fo:font-size="14pt" style:font-name-asian="Consolas" style:font-size-asian="14pt" style:font-name-complex="Consolas" style:font-size-complex="14pt"/>
    </style:style>
    <style:style style:name="ce24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002cm solid #5b9bd5" style:vertical-align="middle"/>
      <style:paragraph-properties fo:text-align="start" fo:margin-left="0cm"/>
    </style:style>
    <style:style style:name="ce25" style:family="table-cell" style:parent-style-name="Default" style:data-style-name="N0">
      <style:table-cell-properties fo:background-color="transparent" fo:wrap-option="wrap" style:vertical-align="middle"/>
      <style:text-properties style:font-name="Consolas" fo:font-size="14pt" style:font-name-asian="Consolas" style:font-size-asian="14pt" style:font-name-complex="Consolas" style:font-size-complex="14pt"/>
    </style:style>
    <style:style style:name="ce26" style:family="table-cell" style:parent-style-name="Default" style:data-style-name="N0">
      <style:table-cell-properties fo:background-color="transparent" fo:wrap-option="wrap" style:vertical-align="middle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color="#000000" style:text-underline-style="none"/>
    </style:style>
    <style:style style:name="ce2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30" style:family="table-cell" style:parent-style-name="Default" style:data-style-name="N0">
      <style:table-cell-properties fo:wrap-option="wrap" style:vertical-align="middle"/>
      <style:text-properties fo:color="#ff0000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T1" style:family="text"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font-name="Calibri" fo:font-size="12pt" fo:font-style="italic" fo:text-shadow="none" style:text-underline-style="none" fo:font-weight="normal" style:font-name-asian="Calibri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3" style:family="text">
      <style:text-properties fo:color="#000000" style:text-outline="false" style:text-line-through-style="none" style:font-name="Calibri (Corps)" fo:font-size="12pt" fo:font-style="italic" fo:text-shadow="none" style:text-underline-style="none" fo:font-weight="normal" style:font-name-asian="Calibri (Corps)" style:font-size-asian="12pt" style:font-style-asian="italic" style:font-weight-asian="normal" style:font-name-complex="Calibri (Corps)" style:font-size-complex="12pt" style:font-style-complex="italic" style:font-weight-complex="normal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Feuil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2" table:default-cell-style-name="ce31"/>
        <table:table-column table:style-name="co14" table:number-columns-repeated="49" table:default-cell-style-name="ce6"/>
        <table:table-column table:style-name="co15" table:number-columns-repeated="960" table:default-cell-style-name="ce6"/>
        <table:table-row table:style-name="ro1">
          <table:table-cell table:style-name="ce1" office:value-type="string">
            <text:p>Titre</text:p>
          </table:table-cell>
          <table:table-cell table:style-name="ce1" office:value-type="string">
            <text:p>Auteur(s)</text:p>
          </table:table-cell>
          <table:table-cell table:style-name="ce1" office:value-type="string">
            <text:p>Type de document</text:p>
          </table:table-cell>
          <table:table-cell table:style-name="ce1" office:value-type="string">
            <text:p>Date de création du document</text:p>
          </table:table-cell>
          <table:table-cell table:style-name="ce1" office:value-type="string">
            <text:p>Editeur</text:p>
          </table:table-cell>
          <table:table-cell table:style-name="ce1" office:value-type="string">
            <text:p>Dimensions</text:p>
          </table:table-cell>
          <table:table-cell table:style-name="ce1" office:value-type="string">
            <text:p>Techniques - données matérielles</text:p>
          </table:table-cell>
          <table:table-cell table:style-name="ce1" office:value-type="string">
            <text:p>Lieux de conservation</text:p>
          </table:table-cell>
          <table:table-cell table:style-name="ce1" office:value-type="string">
            <text:p>Cotes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Autres lieux de conservation / édition</text:p>
          </table:table-cell>
          <table:table-cell table:style-name="ce1" office:value-type="string">
            <text:p>Identifiant</text:p>
          </table:table-cell>
          <table:table-cell table:style-name="ce1" office:value-type="string">
            <text:p>Transcription</text:p>
          </table:table-cell>
          <table:table-cell table:style-name="ce1" office:value-type="string">
            <text:p>Stylage</text:p>
          </table:table-cell>
          <table:table-cell table:style-name="ce1" office:value-type="string">
            <text:p>TEI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Les plaisirs de l'isle enchantée. Course de bague; collation ornée de machines; comedie, meslée de danse et de musique; ballet du palais d'Alcine; feu d'artifice; et autres festes galantes et magnifiques faites par le Roy a Versailles le VII. May M.DC.LXIV. et continuées plusieurs autres jours</text:p>
          </table:table-cell>
          <table:table-cell table:style-name="ce5" office:value-type="string">
            <text:p>Benserade Isaac de ; Molière ; Chauveau François ; Silvestre Israël ;</text:p>
          </table:table-cell>
          <table:table-cell table:style-name="ce5" office:value-type="string">
            <text:p>Livre imprimé</text:p>
          </table:table-cell>
          <table:table-cell table:style-name="ce5" office:value-type="float" office:value="1673">
            <text:p>1673</text:p>
          </table:table-cell>
          <table:table-cell table:style-name="ce5" office:value-type="string">
            <text:p>Imprimerie royale</text:p>
          </table:table-cell>
          <table:table-cell table:style-name="ce5" office:value-type="string">
            <text:p>In-folio</text:p>
          </table:table-cell>
          <table:table-cell table:style-name="ce5" office:value-type="string">
            <text:p>91 p. ; Page de titre ornée d'une gravure et <text:s/>9 gravures par Israël Silvestre et François Chauveau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">https://gallica.bnf.fr/ark:/12148/btv1b8626216h</text:a></text:p>
          </table:table-cell>
          <table:table-cell table:style-name="ce5"/>
          <table:table-cell table:style-name="ce19" office:value-type="string">
            <text:p>merveilles17_i_pieimprimerieRoyale1673_001</text:p>
          </table:table-cell>
          <table:table-cell table:number-columns-repeated="2" table:style-name="ce5" office:value-type="string">
            <text:p>MN</text:p>
          </table:table-cell>
          <table:table-cell table:style-name="ce28"/>
          <table:table-cell table:number-columns-repeated="1009"/>
        </table:table-row>
        <table:table-row table:style-name="ro3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 ou posterieur</text:p>
          </table:table-cell>
          <table:table-cell table:style-name="ce5"/>
          <table:table-cell table:style-name="ce5" office:value-type="string">
            <text:p>45,5 x 32 cm</text:p>
          </table:table-cell>
          <table:table-cell table:style-name="ce8" office:value-type="string">
            <text:p>Manuscrit en parchemin ; Reliure semée de fleurs de lys, aux armes du roi ; 78 feuillets</text:p>
          </table:table-cell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 Français 7834</text:p>
          </table:table-cell>
          <table:table-cell table:style-name="ce12" office:value-type="string">
            <text:p><text:a xlink:href="https://gallica.bnf.fr/ark:/12148/btv1b10527887j">https://gallica.bnf.fr/ark:/12148/btv1b10527887j</text:a></text:p>
          </table:table-cell>
          <table:table-cell table:style-name="ce5"/>
          <table:table-cell table:style-name="ce19" office:value-type="string">
            <text:p>merveilles17_ms_piebizincourt_001</text:p>
          </table:table-cell>
          <table:table-cell table:number-columns-repeated="2" table:style-name="ce5" office:value-type="string">
            <text:p>MN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2" office:value-type="string">
            <text:p>Les Amours Deguisez, Ballet du Roy, Dansé par Sa Majesté, au mois de Fevrier 1664.</text:p>
          </table:table-cell>
          <table:table-cell table:style-name="ce5" office:value-type="string">
            <text:p>Benserade Isaac de ; Périgny Octave de ; Lully Jean-Baptiste ; Lambert Michel</text:p>
          </table:table-cell>
          <table:table-cell table:style-name="ce5" office:value-type="string">
            <text:p>Livre imprimé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Robert Ballard</text:p>
          </table:table-cell>
          <table:table-cell table:style-name="ce5" office:value-type="string">
            <text:p>in-4°</text:p>
          </table:table-cell>
          <table:table-cell table:style-name="ce8" office:value-type="string">
            <text:p>48 p.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YF-858</text:p>
          </table:table-cell>
          <table:table-cell table:style-name="ce11" office:value-type="string">
            <text:p><text:a xlink:href="https://gallica.bnf.fr/ark:/12148/bpt6k724678">https://gallica.bnf.fr/ark:/12148/bpt6k724678</text:a></text:p>
          </table:table-cell>
          <table:table-cell table:style-name="ce8" office:value-type="string">
            <text:p>Paris, BnF, Richelieu, Manuscrits (Rothschild. VII. 2. 32) ; Arts du spectacle (LJ-Y-3) ; Arsenal (4-BL-3771, pièces 7, 15 et 11)</text:p>
          </table:table-cell>
          <table:table-cell table:style-name="ce19" office:value-type="string">
            <text:p>merveilles17_i_amoursdballard1664_001</text:p>
          </table:table-cell>
          <table:table-cell table:style-name="ce5" office:value-type="string">
            <text:p>GL</text:p>
          </table:table-cell>
          <table:table-cell table:style-name="ce10"/>
          <table:table-cell table:style-name="ce29"/>
          <table:table-cell table:number-columns-repeated="1009"/>
        </table:table-row>
        <table:table-row table:style-name="ro1">
          <table:table-cell table:style-name="ce2" office:value-type="string">
            <text:p>Les Amours Deguisez, Ballet du Roy, Dansée par Sa Majesté, au mois de Fevrier 1664, recueilly par Philidor l'aisné en 1690</text:p>
          </table:table-cell>
          <table:table-cell table:style-name="ce5" office:value-type="string">
            <text:p>Copié par Philidor l'aîné</text:p>
          </table:table-cell>
          <table:table-cell table:style-name="ce5" office:value-type="string">
            <text:p>Manuscrit ; partition manuscrite ; livret</text:p>
          </table:table-cell>
          <table:table-cell table:style-name="ce5" office:value-type="float" office:value="1690">
            <text:p>1690</text:p>
          </table:table-cell>
          <table:table-cell table:style-name="ce5" office:value-type="string">
            <text:p> </text:p>
          </table:table-cell>
          <table:table-cell table:style-name="ce5" office:value-type="string">
            <text:p>44 x 29 cm</text:p>
          </table:table-cell>
          <table:table-cell table:style-name="ce5" office:value-type="string">
            <text:p>66 p.</text:p>
          </table:table-cell>
          <table:table-cell table:style-name="ce5" office:value-type="string">
            <text:p>Paris, BnF, Département de la Musique</text:p>
          </table:table-cell>
          <table:table-cell table:style-name="ce5" office:value-type="string">
            <text:p>RES F-511</text:p>
          </table:table-cell>
          <table:table-cell table:style-name="ce13" office:value-type="string">
            <text:p><text:a xlink:href="https://gallica.bnf.fr/ark:/12148/bpt6k2072066">https://gallica.bnf.fr/ark:/12148/bpt6k2072066</text:a></text:p>
          </table:table-cell>
          <table:table-cell table:style-name="ce13" office:value-type="string">
            <text:p> </text:p>
          </table:table-cell>
          <table:table-cell table:style-name="ce19" office:value-type="string">
            <text:p>merveilles17_ms_amoursdphilidor_001</text:p>
          </table:table-cell>
          <table:table-cell table:style-name="ce26" office:value-type="string">
            <text:p>MN</text:p>
          </table:table-cell>
          <table:table-cell table:style-name="ce27" office:value-type="string">
            <text:p>MN</text:p>
          </table:table-cell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Gazette</text:p>
          </table:table-cell>
          <table:table-cell table:style-name="ce5" office:value-type="string">
            <text:p>Renaudot Théophraste (dir.)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0</text:p>
          </table:table-cell>
          <table:table-cell table:style-name="ce5" office:value-type="string">
            <text:p>Bureau d'adresse</text:p>
          </table:table-cell>
          <table:table-cell table:style-name="ce5"/>
          <table:table-cell table:style-name="ce8" office:value-type="string">
            <text:p>652 p. (p. 456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2" office:value-type="string">
            <text:p><text:a xlink:href="https://gallica.bnf.fr/ark:/12148/bpt6k6441952d/f461.image">https://gallica.bnf.fr/ark:/12148/bpt6k6441952d/f461.image</text:a></text:p>
          </table:table-cell>
          <table:table-cell table:style-name="ce5" office:value-type="string">
            <text:p> </text:p>
          </table:table-cell>
          <table:table-cell table:style-name="ce19" office:value-type="string">
            <text:p>merveilles17_p_gazette16640510_001</text:p>
          </table:table-cell>
          <table:table-cell table:number-columns-repeated="2" table:style-name="ce5" office:value-type="string">
            <text:p>MN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2" office:value-type="string">
            <text:p>Les particularitez des divertissemens pris à Versailles par leurs Majestés, dans Recueil des gazettes nouvelles, ordinaires et extraordinaires. Relations et récits des choses avenues tant en ce royaume qu'ailleurs, pendant l'année mil six cent soixante-quatre</text:p>
          </table:table-cell>
          <table:table-cell table:style-name="ce5" office:value-type="string">
            <text:p>Renaudot Théophraste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28</text:p>
          </table:table-cell>
          <table:table-cell table:style-name="ce5" office:value-type="string">
            <text:p>Bureau d'adresse</text:p>
          </table:table-cell>
          <table:table-cell table:style-name="ce5" office:value-type="string">
            <text:p>In-4°</text:p>
          </table:table-cell>
          <table:table-cell table:style-name="ce8" office:value-type="string">
            <text:p>652 p. (p. 481-496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4" office:value-type="string">
            <text:p><text:a xlink:href="https://gallica.bnf.fr/ark:/12148/bpt6k6441952d/f486">https://gallica.bnf.fr/ark:/12148/bpt6k6441952d/f486</text:a></text:p>
          </table:table-cell>
          <table:table-cell table:style-name="ce5" office:value-type="string">
            <text:p> </text:p>
          </table:table-cell>
          <table:table-cell table:style-name="ce19" office:value-type="string">
            <text:p>merveilles17_p_gazette16640528_001</text:p>
          </table:table-cell>
          <table:table-cell table:number-columns-repeated="2" table:style-name="ce5" office:value-type="string">
            <text:p>MN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2" office:value-type="string">
            <text:p>Recueil des gazettes nouvelles, ordinaires et extraordinaires. Relations et récits des choses avenues tant en ce royaume qu'ailleurs, pendant l'année mil six cent soixante-quatre</text:p>
          </table:table-cell>
          <table:table-cell table:style-name="ce5" office:value-type="string">
            <text:p>Renaudot Théophraste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16</text:p>
          </table:table-cell>
          <table:table-cell table:style-name="ce5" office:value-type="string">
            <text:p>Bureau d'adresse</text:p>
          </table:table-cell>
          <table:table-cell table:style-name="ce5" office:value-type="string">
            <text:p>In-4°</text:p>
          </table:table-cell>
          <table:table-cell table:style-name="ce8" office:value-type="string">
            <text:p>652 p. (p. 166-168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4" office:value-type="string">
            <text:p><text:a xlink:href="https://gallica.bnf.fr/ark:/12148/bpt6k6441952d">https://gallica.bnf.fr/ark:/12148/bpt6k6441952d</text:a></text:p>
          </table:table-cell>
          <table:table-cell table:style-name="ce5"/>
          <table:table-cell table:style-name="ce19" office:value-type="string">
            <text:p>merveilles17_p_gazette16640216_001</text:p>
          </table:table-cell>
          <table:table-cell table:number-columns-repeated="2" table:style-name="ce5" office:value-type="string">
            <text:p>MN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2" office:value-type="string">
            <text:p>La Muze historique, Lettre V, Lettre en vers à Son Altesse Madame la Duchesse de Nemours. Du samedi 2 février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02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Muze </text:span><text:span text:style-name="T2">historique</text:span></text:p>
          </table:table-cell>
          <table:table-cell table:style-name="ce5" table:number-columns-repeated="2"/>
          <table:table-cell table:style-name="ce12" office:value-type="string">
            <text:p><text:a xlink:href="https://gallica.bnf.fr/ark:/12148/bpt6k62135011/f173">https://gallica.bnf.fr/ark:/12148/bpt6k62135011/f173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202_001</text:p>
          </table:table-cell>
          <table:table-cell table:number-columns-repeated="2" table:style-name="ce2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La Muze historique, Lettre en vers à Son Altesse Madame la Duchesse de Nemours. Du 16 février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16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Muze </text:span><text:span text:style-name="T2">historique</text:span>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RES-LC2 (16-17-18)</text:p>
          </table:table-cell>
          <table:table-cell table:style-name="ce12" office:value-type="string">
            <text:p><text:a xlink:href="https://gallica.bnf.fr/ark:/12148/bpt6k62135011/f178.image">https://gallica.bnf.fr/ark:/12148/bpt6k62135011/f178.image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216_001</text:p>
          </table:table-cell>
          <table:table-cell table:number-columns-repeated="2" table:style-name="ce1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« Immanquable », La Muze historique, Lettre XVIII, Lettre en vers à Son Altesse Madame la Duchesse de Nemours. Du 10 mai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0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Muze </text:span><text:span text:style-name="T2">historique</text:span></text:p>
          </table:table-cell>
          <table:table-cell table:style-name="ce5" table:number-columns-repeated="2"/>
          <table:table-cell table:style-name="ce12" office:value-type="string">
            <text:p><text:a xlink:href="https://gallica.bnf.fr/ark:/12148/bpt6k62135011/f209.image">https://gallica.bnf.fr/ark:/12148/bpt6k62135011/f209.image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510_001</text:p>
          </table:table-cell>
          <table:table-cell table:number-columns-repeated="2" table:style-name="ce2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"Avertissante", La Muze historique, Lettre XIX, Lettre en vers à Son Altesse Madame la Duchesse de Nemours. Du 17 mai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7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Muze </text:span><text:span text:style-name="T2">historique</text:span></text:p>
          </table:table-cell>
          <table:table-cell table:style-name="ce5" table:number-columns-repeated="2"/>
          <table:table-cell table:style-name="ce12" office:value-type="string">
            <text:p><text:a xlink:href="https://gallica.bnf.fr/ark:/12148/bpt6k62135011/f212.image">https://gallica.bnf.fr/ark:/12148/bpt6k62135011/f212.image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517_001</text:p>
          </table:table-cell>
          <table:table-cell table:number-columns-repeated="2" table:style-name="ce2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« Curieuse », La Muze historique, Lettre XXX, Lettre en vers à Son Altesse Madame la Duchesse de Nemours. Du samedi 2 août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8/02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Muze </text:span><text:span text:style-name="T2">historique</text:span></text:p>
          </table:table-cell>
          <table:table-cell table:style-name="ce5" table:number-columns-repeated="2"/>
          <table:table-cell table:style-name="ce12" office:value-type="string">
            <text:p><text:a xlink:href="https://gallica.bnf.fr/ark:/12148/bpt6k62135011/f243">https://gallica.bnf.fr/ark:/12148/bpt6k62135011/f243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802_001</text:p>
          </table:table-cell>
          <table:table-cell table:number-columns-repeated="2" table:style-name="ce2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« Régalante », La Muze historique, Lettre XXXI, Lettre en vers à Son Altesse Madame la Duchesse de Nemours. Du samedi 9 août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8/09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Muze </text:span><text:span text:style-name="T2">historique</text:span></text:p>
          </table:table-cell>
          <table:table-cell table:style-name="ce5" table:number-columns-repeated="2"/>
          <table:table-cell table:style-name="ce12" office:value-type="string">
            <text:p><text:a xlink:href="https://gallica.bnf.fr/ark:/12148/bpt6k62135011/f245">https://gallica.bnf.fr/ark:/12148/bpt6k62135011/f245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809_001</text:p>
          </table:table-cell>
          <table:table-cell table:number-columns-repeated="2" table:style-name="ce2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Relation des divertissemens que le Roy a donnés aux Reines dans le parc de Versaille . Ecrite a un gentil-homme qui est presentement hors de France</text:p>
          </table:table-cell>
          <table:table-cell table:style-name="ce5" office:value-type="string">
            <text:p>Marigny, Jacques Carpentier de</text:p>
          </table:table-cell>
          <table:table-cell table:style-name="ce5" office:value-type="string">
            <text:p>Imprimé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Charles de Sercy,</text:p>
          </table:table-cell>
          <table:table-cell table:style-name="ce5" office:value-type="string">
            <text:p>In-12°</text:p>
          </table:table-cell>
          <table:table-cell table:style-name="ce9" office:value-type="string">
            <text:p>63 p.</text:p>
          </table:table-cell>
          <table:table-cell table:style-name="ce5" office:value-type="string">
            <text:p>Paris, BnF, département Arsenal</text:p>
          </table:table-cell>
          <table:table-cell table:style-name="ce5" office:value-type="string">
            <text:p>8-H-12608</text:p>
          </table:table-cell>
          <table:table-cell table:style-name="ce12" office:value-type="string">
            <text:p><text:a xlink:href="https://gallica.bnf.fr/ark:/12148/bpt6k3117924">https://gallica.bnf.fr/ark:/12148/bpt6k3117924</text:a></text:p>
          </table:table-cell>
          <table:table-cell table:style-name="ce5" office:value-type="string">
            <text:p>Paris, BnF, département Arsenal, 8-H-12609</text:p>
          </table:table-cell>
          <table:table-cell table:style-name="ce19" office:value-type="string">
            <text:p>merveilles17_i_marigny1664_001</text:p>
          </table:table-cell>
          <table:table-cell table:style-name="ce5" office:value-type="string">
            <text:p>À revoir</text:p>
          </table:table-cell>
          <table:table-cell table:style-name="ce5"/>
          <table:table-cell table:style-name="ce9" office:value-type="string">
            <text:p>Transrit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Les plaisirs de l'isle enchantée</text:p>
          </table:table-cell>
          <table:table-cell table:style-name="ce5" office:value-type="string">
            <text:p>Benserade Isaac de ; Molière ; Lully Jean-Baptiste ;</text:p>
          </table:table-cell>
          <table:table-cell table:style-name="ce5" office:value-type="string">
            <text:p>Livre imprimé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Robert Ballard</text:p>
          </table:table-cell>
          <table:table-cell table:style-name="ce5" office:value-type="string">
            <text:p>in-4°</text:p>
          </table:table-cell>
          <table:table-cell table:style-name="ce5" office:value-type="string">
            <text:p>58 p.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Rés. Yf-1613</text:p>
          </table:table-cell>
          <table:table-cell table:style-name="ce11" office:value-type="string">
            <text:p><text:a xlink:href="https://gallica.bnf.fr/ark:/12148/bpt6k71691f">https://gallica.bnf.fr/ark:/12148/bpt6k71691f</text:a></text:p>
          </table:table-cell>
          <table:table-cell table:style-name="ce5"/>
          <table:table-cell table:style-name="ce19" office:value-type="string">
            <text:p>merveilles17_i_pieballard1664_001</text:p>
          </table:table-cell>
          <table:table-cell table:number-columns-repeated="2" table:style-name="ce5" office:value-type="string">
            <text:p>MN</text:p>
          </table:table-cell>
          <table:table-cell table:style-name="ce28"/>
          <table:table-cell table:number-columns-repeated="1009"/>
        </table:table-row>
        <table:table-row table:style-name="ro1">
          <table:table-cell table:style-name="ce2" office:value-type="string">
            <text:p>Les Plaisirs de l’île enchantée, course de bague faite par le roi à Versailles le 6 mai 1664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Livre imprimé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Ballard</text:p>
          </table:table-cell>
          <table:table-cell table:style-name="ce5" office:value-type="string">
            <text:p>in-4°</text:p>
          </table:table-cell>
          <table:table-cell table:style-name="ce9" office:value-type="string">
            <text:p>38p.</text:p>
          </table:table-cell>
          <table:table-cell table:style-name="ce5" office:value-type="string">
            <text:p>Paris, BnF, Arts du spectacle</text:p>
          </table:table-cell>
          <table:table-cell table:style-name="ce5" office:value-type="string">
            <text:p>8-Ra3-121</text:p>
          </table:table-cell>
          <table:table-cell table:style-name="ce12"/>
          <table:table-cell table:style-name="ce16"/>
          <table:table-cell table:style-name="ce19" office:value-type="string">
            <text:p>merveilles17_i_pieimprimerieRoyale1673_002</text:p>
          </table:table-cell>
          <table:table-cell table:style-name="ce26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<text:s/>Les Plaisirs de l'isle enchantée, ou la Princesse d'Élide, comédie de M. Molière</text:p>
          </table:table-cell>
          <table:table-cell table:style-name="ce5" office:value-type="string">
            <text:p>Molière</text:p>
          </table:table-cell>
          <table:table-cell table:style-name="ce5" office:value-type="string">
            <text:p>imprimé</text:p>
          </table:table-cell>
          <table:table-cell table:style-name="ce5" office:value-type="float" office:value="1668">
            <text:p>1668</text:p>
          </table:table-cell>
          <table:table-cell table:style-name="ce5" office:value-type="string">
            <text:p>Paris, J. Guignard</text:p>
          </table:table-cell>
          <table:table-cell table:style-name="ce5" office:value-type="string">
            <text:p>In-12</text:p>
          </table:table-cell>
          <table:table-cell table:style-name="ce9" office:value-type="string">
            <text:p>96 p. 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RES-YF-4192 </text:p>
          </table:table-cell>
          <table:table-cell table:style-name="ce12"/>
          <table:table-cell table:style-name="ce5" office:value-type="string">
            <text:p>Paris, BnF, Richelieu, Arts du spectacle, RESERVE 8-RF-3081</text:p>
          </table:table-cell>
          <table:table-cell table:style-name="ce19" office:value-type="string">
            <text:p>merveilles17_i_pieguignard1668_001</text:p>
          </table:table-cell>
          <table:table-cell table:number-columns-repeated="2" table:style-name="ce5" office:value-type="string">
            <text:p>MN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7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2" office:value-type="string">
            <text:p><text:a xlink:href="https://gallica.bnf.fr/ark:/12148/bpt6k1462449/f157.item">https://gallica.bnf.fr/ark:/12148/bpt6k1462449/f157.item</text:a></text:p>
          </table:table-cell>
          <table:table-cell table:style-name="ce5"/>
          <table:table-cell table:style-name="ce19" office:value-type="string">
            <text:p>merveilles17_arc_acflagrange_001</text:p>
          </table:table-cell>
          <table:table-cell table:number-columns-repeated="2" table:style-name="ce5" office:value-type="string">
            <text:p>MN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7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2" office:value-type="string">
            <text:p><text:a xlink:href="https://gallica.bnf.fr/ark:/12148/bpt6k1462449/f158">https://gallica.bnf.fr/ark:/12148/bpt6k1462449/f158</text:a></text:p>
          </table:table-cell>
          <table:table-cell table:style-name="ce5"/>
          <table:table-cell table:style-name="ce19" office:value-type="string">
            <text:p>merveilles17_arc_acflagrange_002</text:p>
          </table:table-cell>
          <table:table-cell table:number-columns-repeated="2" table:style-name="ce5" office:value-type="string">
            <text:p>MN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7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2" office:value-type="string">
            <text:p><text:a xlink:href="https://gallica.bnf.fr/ark:/12148/bpt6k1462449/f162">https://gallica.bnf.fr/ark:/12148/bpt6k1462449/f162</text:a></text:p>
          </table:table-cell>
          <table:table-cell table:style-name="ce5"/>
          <table:table-cell table:style-name="ce19" office:value-type="string">
            <text:p>merveilles17_arc_acflagrange_003</text:p>
          </table:table-cell>
          <table:table-cell table:number-columns-repeated="2" table:style-name="ce5" office:value-type="string">
            <text:p>MN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7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2" office:value-type="string">
            <text:p><text:a xlink:href="https://gallica.bnf.fr/ark:/12148/bpt6k1462449/f164">https://gallica.bnf.fr/ark:/12148/bpt6k1462449/f164</text:a></text:p>
          </table:table-cell>
          <table:table-cell table:style-name="ce5"/>
          <table:table-cell table:style-name="ce19" office:value-type="string">
            <text:p>merveilles17_arc_acflagrange_004</text:p>
          </table:table-cell>
          <table:table-cell table:number-columns-repeated="2" table:style-name="ce5" office:value-type="string">
            <text:p>MN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Compte des Menus plaisirs et affaires de la Chambre du Roi de l'année 1664 rendu par Michel d'Aligre Trésorier, a été extrait ce qui suit au chapitre des Dépenses exraordinaires et inopinées</text:p>
          </table:table-cell>
          <table:table-cell table:style-name="ce5" office:value-type="string">
            <text:p>Michel d'Aligre (trésorier)</text:p>
          </table:table-cell>
          <table:table-cell table:style-name="ce5" office:value-type="string">
            <text:p>Comptes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10"/>
          <table:table-cell table:style-name="ce5" office:value-type="string">
            <text:p>Paris, Archives nationales</text:p>
          </table:table-cell>
          <table:table-cell table:style-name="ce5" office:value-type="string">
            <text:p><text:s/>O1 2984</text:p>
          </table:table-cell>
          <table:table-cell table:style-name="ce10"/>
          <table:table-cell table:style-name="ce11"/>
          <table:table-cell table:style-name="ce20" office:value-type="string">
            <text:p>merveilles17_arc_ano12984_001</text:p>
          </table:table-cell>
          <table:table-cell table:style-name="ce16" office:value-type="string">
            <text:p>MN</text:p>
          </table:table-cell>
          <table:table-cell table:style-name="ce11"/>
          <table:table-cell table:style-name="ce10"/>
          <table:table-cell table:number-columns-repeated="1009"/>
        </table:table-row>
        <table:table-row table:style-name="ro4">
          <table:table-cell table:style-name="ce2" office:value-type="string">
            <text:p>Comptes des menus plaisirs de la chambre du roi</text:p>
          </table:table-cell>
          <table:table-cell table:style-name="ce5"/>
          <table:table-cell table:style-name="ce5" office:value-type="string">
            <text:p>Comptes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10"/>
          <table:table-cell table:style-name="ce5" office:value-type="string">
            <text:p>Paris, Archives nationales</text:p>
          </table:table-cell>
          <table:table-cell table:style-name="ce5" office:value-type="string">
            <text:p>KK 213, fol. 25v</text:p>
          </table:table-cell>
          <table:table-cell table:style-name="ce10"/>
          <table:table-cell table:style-name="ce17" office:value-type="string">
            <text:p>Cent ans de recherche sur Molière, CLX : https://www.siv.archives-nationales.culture.gouv.fr/mm/media/download/FRAN_ANX_008004.pdf</text:p>
          </table:table-cell>
          <table:table-cell table:style-name="ce20" office:value-type="string">
            <text:p>merveilles17_arc_ankk213_001</text:p>
          </table:table-cell>
          <table:table-cell table:number-columns-repeated="2" table:style-name="ce1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4">
          <table:table-cell table:style-name="ce2" office:value-type="string">
            <text:p>Rôle des dépenses du Trésor royal des quartiers de janvier et avril (paiement à Molière)</text:p>
          </table:table-cell>
          <table:table-cell table:style-name="ce5"/>
          <table:table-cell table:style-name="ce5" office:value-type="string">
            <text:p>Comptes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10"/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élanges Colbert 268, fol. 38v</text:p>
          </table:table-cell>
          <table:table-cell table:style-name="ce10"/>
          <table:table-cell table:style-name="ce17" office:value-type="string">
            <text:p>Cent ans de recherche sur Molière, CLX : https://www.siv.archives-nationales.culture.gouv.fr/mm/media/download/FRAN_ANX_008004.pdf</text:p>
          </table:table-cell>
          <table:table-cell table:style-name="ce20" office:value-type="string">
            <text:p>merveilles17_arc_bnfmscolbert268_038</text:p>
          </table:table-cell>
          <table:table-cell table:number-columns-repeated="2" table:style-name="ce1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5">
          <table:table-cell table:style-name="ce2" office:value-type="string">
            <text:p>Paiement à Israël Silvestre des planches représentant les divertissements des <text:span text:style-name="T1">Plaisirs de l'île </text:span><text:span text:style-name="T1">enchantée</text:span></text:p>
          </table:table-cell>
          <table:table-cell table:style-name="ce5"/>
          <table:table-cell table:style-name="ce5" office:value-type="string">
            <text:p>Comptes</text:p>
          </table:table-cell>
          <table:table-cell table:style-name="ce5" office:value-type="float" office:value="1665">
            <text:p>1665</text:p>
          </table:table-cell>
          <table:table-cell table:style-name="ce5" table:number-columns-repeated="3"/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élanges Colbert 271, fol. 34</text:p>
          </table:table-cell>
          <table:table-cell table:style-name="ce11" table:number-columns-repeated="2"/>
          <table:table-cell table:style-name="ce20" office:value-type="string">
            <text:p>merveilles17_arc_bnfmscolbert271_034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5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 ou posterieur</text:p>
          </table:table-cell>
          <table:table-cell table:style-name="ce5"/>
          <table:table-cell table:style-name="ce5" office:value-type="string">
            <text:p>44,5 × 31 cm</text:p>
          </table:table-cell>
          <table:table-cell table:style-name="ce8" office:value-type="string">
            <text:p>Papier. Reliure maroquin rouge, aux armes de Séguier ; 79 feuillets.</text:p>
          </table:table-cell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 Français 16635</text:p>
          </table:table-cell>
          <table:table-cell table:style-name="ce12"/>
          <table:table-cell table:style-name="ce5"/>
          <table:table-cell table:style-name="ce19" office:value-type="string">
            <text:p>merveilles17_ms_piebizincourt_002</text:p>
          </table:table-cell>
          <table:table-cell table:style-name="ce5" table:number-columns-repeated="2"/>
          <table:table-cell table:style-name="ce8"/>
          <table:table-cell table:number-columns-repeated="1009"/>
        </table:table-row>
        <table:table-row table:style-name="ro6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 ou posterieur</text:p>
          </table:table-cell>
          <table:table-cell table:style-name="ce5" table:number-columns-repeated="2"/>
          <table:table-cell table:style-name="ce8"/>
          <table:table-cell table:style-name="ce5" office:value-type="string">
            <text:p>Aylesbury, Waddesdon Manor</text:p>
          </table:table-cell>
          <table:table-cell table:style-name="ce5" office:value-type="string">
            <text:p><text:s/>Ms. 3685 </text:p>
          </table:table-cell>
          <table:table-cell table:style-name="ce12"/>
          <table:table-cell table:style-name="ce5"/>
          <table:table-cell table:style-name="ce19" office:value-type="string">
            <text:p>merveilles17_ms_piebizincourt_003</text:p>
          </table:table-cell>
          <table:table-cell table:style-name="ce5" table:number-columns-repeated="2"/>
          <table:table-cell table:style-name="ce8"/>
          <table:table-cell table:number-columns-repeated="1009"/>
        </table:table-row>
        <table:table-row table:style-name="ro1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 ou posterieur</text:p>
          </table:table-cell>
          <table:table-cell table:style-name="ce5" table:number-columns-repeated="2"/>
          <table:table-cell table:style-name="ce8"/>
          <table:table-cell table:style-name="ce5" office:value-type="string">
            <text:p>Collection particulière</text:p>
          </table:table-cell>
          <table:table-cell table:style-name="ce5"/>
          <table:table-cell table:style-name="ce12"/>
          <table:table-cell table:style-name="ce5"/>
          <table:table-cell table:style-name="ce19" office:value-type="string">
            <text:p>merveilles17_ms_piebizincourt_004</text:p>
          </table:table-cell>
          <table:table-cell table:style-name="ce5" table:number-columns-repeated="2"/>
          <table:table-cell table:style-name="ce30"/>
          <table:table-cell table:number-columns-repeated="1009"/>
        </table:table-row>
        <table:table-row table:style-name="ro1">
          <table:table-cell table:style-name="ce2" office:value-type="string">
            <text:p>Les Plaisirs De L'Isle Enchantée Festes Galantes, et <text:s/>Magnifiques, faites par Le Roy à Versailles, le 7e May 1664. Copié par Philidor L'aisné</text:p>
          </table:table-cell>
          <table:table-cell table:style-name="ce5" office:value-type="string">
            <text:p>Copié par Philidor l'aîné</text:p>
          </table:table-cell>
          <table:table-cell table:style-name="ce5" office:value-type="string">
            <text:p>Manuscrit ; partition manuscrite</text:p>
          </table:table-cell>
          <table:table-cell table:style-name="ce5" office:value-type="string">
            <text:p><text:s/>[Ca 1690]</text:p>
          </table:table-cell>
          <table:table-cell table:style-name="ce5"/>
          <table:table-cell table:style-name="ce5" office:value-type="string">
            <text:p>45,5 x 30 cm</text:p>
          </table:table-cell>
          <table:table-cell table:style-name="ce5" office:value-type="string">
            <text:p>202 p.</text:p>
          </table:table-cell>
          <table:table-cell table:style-name="ce5" office:value-type="string">
            <text:p>Paris, BnF, Département de la Musique</text:p>
          </table:table-cell>
          <table:table-cell table:style-name="ce5" office:value-type="string">
            <text:p>RES F-531</text:p>
          </table:table-cell>
          <table:table-cell table:style-name="ce11" office:value-type="string">
            <text:p><text:a xlink:href="https://gallica.bnf.fr/ark:/12148/bpt6k2072108">https://gallica.bnf.fr/ark:/12148/bpt6k2072108</text:a></text:p>
          </table:table-cell>
          <table:table-cell table:style-name="ce5"/>
          <table:table-cell table:style-name="ce19" office:value-type="string">
            <text:p>merveilles17_ms_piephilidor_001</text:p>
          </table:table-cell>
          <table:table-cell table:number-columns-repeated="2" table:style-name="ce5" office:value-type="string">
            <text:p>MN</text:p>
          </table:table-cell>
          <table:table-cell table:style-name="ce5"/>
          <table:table-cell table:number-columns-repeated="1009"/>
        </table:table-row>
        <table:table-row table:style-name="ro7">
          <table:table-cell table:style-name="ce3" office:value-type="string">
            <text:p>frontispice. Les Plaisirs de l'île enchantée , ou les fêtes et divertissements du roi, à Versailles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table:number-columns-repeated="2"/>
          <table:table-cell table:style-name="ce5" office:value-type="string">
            <text:p>28,6 x 43,1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18C</text:p>
          </table:table-cell>
          <table:table-cell table:style-name="ce11" office:value-type="string">
            <text:p>http://arts-graphiques.louvre.fr/detail/oeuvres/10/535969-Frontispice-portant-le-titre-de-Vue-du-chateau-de-Versailles</text:p>
          </table:table-cell>
          <table:table-cell table:style-name="ce11"/>
          <table:table-cell table:style-name="ce5" table:number-columns-repeated="4"/>
          <table:table-cell table:number-columns-repeated="1009"/>
        </table:table-row>
        <table:table-row table:style-name="ro8">
          <table:table-cell table:style-name="ce2" office:value-type="string">
            <text:p>Première journée. Marche du roi et de ses chevaliers autour du camp.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table:number-columns-repeated="2"/>
          <table:table-cell table:style-name="ce5" office:value-type="string">
            <text:p>28 x 42,7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19C</text:p>
          </table:table-cell>
          <table:table-cell table:style-name="ce11" office:value-type="string">
            <text:p>http://arts-graphiques.louvre.fr/detail/oeuvres/81/535970-Premiere-journee-Marche-du-roi-et-de-ses-chevaliers-autour-du-camp</text:p>
          </table:table-cell>
          <table:table-cell table:style-name="ce5" table:number-columns-repeated="5"/>
          <table:table-cell table:number-columns-repeated="1009"/>
        </table:table-row>
        <table:table-row table:style-name="ro8">
          <table:table-cell table:style-name="ce3" office:value-type="string">
            <text:p>Première journée : Comparse du roi et de ses chevaliers avec toute leur suite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,1 x 43,1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0 C</text:p>
          </table:table-cell>
          <table:table-cell table:style-name="ce11" office:value-type="string">
            <text:p>http://arts-graphiques.louvre.fr/detail/oeuvres/82/535971-Comparse-du-roi-et-de-ses-chevaliers</text:p>
          </table:table-cell>
          <table:table-cell table:style-name="ce5" table:number-columns-repeated="5"/>
          <table:table-cell table:number-columns-repeated="1009"/>
        </table:table-row>
        <table:table-row table:style-name="ro9">
          <table:table-cell table:style-name="ce2" office:value-type="string">
            <text:p>Première journée : course de bague disputée par le Roi et ses chevaliers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2,7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1 C</text:p>
          </table:table-cell>
          <table:table-cell table:style-name="ce12" office:value-type="string">
            <text:p><text:a xlink:href="http://arts-graphiques.louvre.fr/detail/oeuvres/83/535972-Courses-de-bague-disputee-par-le-roi-et-ses-chevaliers">http://arts-graphiques.louvre.fr/detail/oeuvres/83/535972-Courses-de-bague-disputee-par-le-roi-et-ses-chevaliers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Première journée : Comparse des quatre Saisons avec leur suite de concertants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3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2 C</text:p>
          </table:table-cell>
          <table:table-cell table:style-name="ce15" office:value-type="string">
            <text:p><text:a xlink:href="http://arts-graphiques.louvre.fr/detail/oeuvres/84/535973-Comparse-des-quatre-Saisons-avec-leur-suite-de-concertants-et-porteurs-de-presents-devant-le-roi-et-les-reines">http://arts-graphiques.louvre.fr/detail/oeuvres/84/535973-Comparse-des-quatre-Saisons-avec-leur-suite-de-concertants-et-porteurs-de-presents-devant-le-roi-et-les-reines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Première journée : Festin du Roi et des Reines avec plusieurs princesses et dames servi de tous les mets et présents faits par les dieux et les quatre saisons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2,8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3 C</text:p>
          </table:table-cell>
          <table:table-cell table:style-name="ce15" office:value-type="string">
            <text:p><text:a xlink:href="http://arts-graphiques.louvre.fr/detail/oeuvres/85/535974-Festin-du-roi-et-des-reines-servi-de-tous-les-mets-et-presents-faits-par-les-Dieux-et-les-Quatre-Saisons">http://arts-graphiques.louvre.fr/detail/oeuvres/85/535974-Festin-du-roi-et-des-reines-servi-de-tous-les-mets-et-presents-faits-par-les-Dieux-et-les-Quatre-Saisons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Deuxième journée. Représentation de la comédie et du ballet de la Princesse d'Elide sur un théâtre fait dans la même allée.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table:number-columns-repeated="2"/>
          <table:table-cell table:style-name="ce5" office:value-type="string">
            <text:p>28,6 43,5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4C</text:p>
          </table:table-cell>
          <table:table-cell table:style-name="ce11" office:value-type="string">
            <text:p>http://arts-graphiques.louvre.fr/detail/oeuvres/11/535975-Deuxieme-journee-Representation-de-la-comedie-et-du-ballet-de-la-Princesse-dElide-sur-un-theatre-fait-dans-la-meme-allee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Troisième journée : Théâtre dressé au milieu du grand étang représentant l'île d'Alcine</text:p>
          </table:table-cell>
          <table:table-cell table:style-name="ce2" office:value-type="string">
            <text:p>Troisième journée : Théâtre dressé au milieu du grand étang représentant l'île d'Alcine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7,5 x 42,6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5 C</text:p>
          </table:table-cell>
          <table:table-cell table:style-name="ce12" office:value-type="string">
            <text:p><text:a xlink:href="http://arts-graphiques.louvre.fr/detail/oeuvres/86/535976-Troisieme-journee-Theatre-dresse-au-milieu-du-grand-etang-representant-lile-dAlcine-ou-paraissait-son-palais-enchante-dans-lequel-fut-donne-un-ballet-de-plusieurs-entrees">http://arts-graphiques.louvre.fr/detail/oeuvres/86/535976-Troisieme-journee-Theatre-dresse-au-milieu-du-grand-etang-representant-lile-dAlcine-ou-paraissait-son-palais-enchante-dans-lequel-fut-donne-un-ballet-de-plusieurs-entrees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Troisième journée : Rupture du palais et des enchantements de l'île d'Alcine représenté par un feu d'artifice,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,6 x 43,5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6 C</text:p>
          </table:table-cell>
          <table:table-cell table:style-name="ce12" office:value-type="string">
            <text:p><text:a xlink:href="http://arts-graphiques.louvre.fr/detail/oeuvres/12/535977-Rupture-du-palais-dAlcine-et-de-ses-enchantements-de-lIle-representee-par-un-feu-dartifice">http://arts-graphiques.louvre.fr/detail/oeuvres/12/535977-Rupture-du-palais-dAlcine-et-de-ses-enchantements-de-lIle-representee-par-un-feu-dartifice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Copie de la première planche représentant le château de Versailles et un cartouche pour le recueil des Plaisirs de l’Ile enchantée 1664</text:p>
          </table:table-cell>
          <table:table-cell table:style-name="ce5" office:value-type="string">
            <text:p>Silvestre Israël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60,8 x 90,3 cm</text:p>
          </table:table-cell>
          <table:table-cell table:style-name="ce5" office:value-type="string">
            <text:p>Dessin à la plume, à l'encre noire et au lavis gris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39, n° 81</text:p>
          </table:table-cell>
          <table:table-cell table:style-name="ce11" office:value-type="string">
            <text:p>http://www2.culture.gouv.fr/Wave/image/archim/MP/FRDAFAN08_SCEK000375_2.jpg</text:p>
          </table:table-cell>
          <table:table-cell table:style-name="ce5"/>
          <table:table-cell table:style-name="ce19" office:value-type="string">
            <text:p>merveilles17_arc_ano13239_08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Moron et un ours, scène de la <text:span text:style-name="T1">Princesse </text:span><text:span text:style-name="T1">d’Elide</text:span> représentée lors des Plaisirs de l’Ile enchantée 1664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7,4 x 41,8 cm</text:p>
          </table:table-cell>
          <table:table-cell table:style-name="ce5" office:value-type="string">
            <text:p>Dessin à la plume, à l'encre noire et au lavis gris,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39, n° 57</text:p>
          </table:table-cell>
          <table:table-cell table:style-name="ce11" office:value-type="string">
            <text:p>http://www2.culture.gouv.fr/Wave/image/archim/MP/FRDAFAN08_SCEK000343_2.jpg</text:p>
          </table:table-cell>
          <table:table-cell table:style-name="ce5"/>
          <table:table-cell table:style-name="ce19" office:value-type="string">
            <text:p>merveilles17_arc_ano13239_057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3" office:value-type="string">
            <text:p>Décor de feuillée lors de la première journée des Plaisirs de l’Ile enchantée</text:p>
          </table:table-cell>
          <table:table-cell table:style-name="ce5" office:value-type="string">
            <text:p>Vigarani Carlo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 53,2 x 38,4</text:p>
          </table:table-cell>
          <table:table-cell table:style-name="ce5" office:value-type="string">
            <text:p>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A, n° 88</text:p>
          </table:table-cell>
          <table:table-cell table:style-name="ce11" office:value-type="string">
            <text:p>http://www2.culture.gouv.fr/Wave/image/archim/MP/FRDAFAN08_SCEK000792_2.jpg</text:p>
          </table:table-cell>
          <table:table-cell table:style-name="ce5"/>
          <table:table-cell table:style-name="ce19" office:value-type="string">
            <text:p>merveilles17_arc_ano13242a_088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3" office:value-type="string">
            <text:p>Représentation du théâtre dressé dans les jardins de Versailles sur lequel est joué la <text:span text:style-name="T1">Princesse d’Elide</text:span> donnée lors des Plaisirs de l’Ile enchantée</text:p>
          </table:table-cell>
          <table:table-cell table:style-name="ce5" office:value-type="string">
            <text:p>Silvestre Israël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60,4 x 89,6</text:p>
          </table:table-cell>
          <table:table-cell table:style-name="ce5" office:value-type="string">
            <text:p>Dessin à la pierre noire, à l'encre noire et au lavis gris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A, n° 89</text:p>
          </table:table-cell>
          <table:table-cell table:style-name="ce11" office:value-type="string">
            <text:p><text:a xlink:href="http://www2.culture.gouv.fr/Wave/image/archim/MP/FRDAFAN08_SCEK000793_2.jpg">http://www2.culture.gouv.fr/Wave/image/archim/MP/FRDAFAN08_SCEK000793_2.jpg</text:a></text:p>
          </table:table-cell>
          <table:table-cell table:style-name="ce5"/>
          <table:table-cell table:style-name="ce19" office:value-type="string">
            <text:p>merveilles17_arc_ano13242a_089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3" office:value-type="string">
            <text:p>La marche du carrousel lors de la première journée des Plaisirs de l’Ile enchantée</text:p>
          </table:table-cell>
          <table:table-cell table:style-name="ce5" office:value-type="string">
            <text:p>Silvestre Israël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61,6 x 90 cm</text:p>
          </table:table-cell>
          <table:table-cell table:style-name="ce5" office:value-type="string">
            <text:p>Dessin à la pierre noire, à la plume, à l'encre noire et au lavis gris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B, n° 1</text:p>
          </table:table-cell>
          <table:table-cell table:style-name="ce11" office:value-type="string">
            <text:p><text:a xlink:href="http://www2.culture.gouv.fr/Wave/image/archim/MP/FRDAFAN08_SCEK000795_2.jpg">http://www2.culture.gouv.fr/Wave/image/archim/MP/FRDAFAN08_SCEK000795_2.jpg</text:a></text:p>
          </table:table-cell>
          <table:table-cell table:style-name="ce5"/>
          <table:table-cell table:style-name="ce20" office:value-type="string">
            <text:p>merveilles17_arc_ano13242b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3" office:value-type="string">
            <text:p>Alcine devant son palais accompagnée de ses suivantes lors des Plaisirs de l’Ile enchantée</text:p>
          </table:table-cell>
          <table:table-cell table:style-name="ce5" office:value-type="string">
            <text:p>Silvestre Israël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8,5 x 89,7 cm</text:p>
          </table:table-cell>
          <table:table-cell table:style-name="ce5" office:value-type="string">
            <text:p>Dessin à la plume, à l'encre noire et au lavis gris, avec des traces de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B, n° 2</text:p>
          </table:table-cell>
          <table:table-cell table:style-name="ce11" office:value-type="string">
            <text:p><text:a xlink:href="http://www2.culture.gouv.fr/Wave/image/archim/MP/FRDAFAN08_SCEK000796_2.jpg">http://www2.culture.gouv.fr/Wave/image/archim/MP/FRDAFAN08_SCEK000796_2.jpg</text:a></text:p>
          </table:table-cell>
          <table:table-cell table:style-name="ce5"/>
          <table:table-cell table:style-name="ce20" office:value-type="string">
            <text:p>merveilles17_arc_ano13242b_002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éparatif du décor éphémère du palais d'Alcine dans le Rondeau des cygnes</text:p>
          </table:table-cell>
          <table:table-cell table:style-name="ce5" office:value-type="string">
            <text:p>Israël Silvestre ? ; Adam Frans van der Meulen ? ;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28,9 x 45</text:p>
          </table:table-cell>
          <table:table-cell table:style-name="ce5" office:value-type="string">
            <text:p>Dessin au graphite, plume et encre brune</text:p>
          </table:table-cell>
          <table:table-cell table:style-name="ce5" office:value-type="string">
            <text:p>Paris, Musée du Louvre</text:p>
          </table:table-cell>
          <table:table-cell table:style-name="ce5" office:value-type="string">
            <text:p>RF 4951</text:p>
          </table:table-cell>
          <table:table-cell table:style-name="ce11"/>
          <table:table-cell table:style-name="ce5"/>
          <table:table-cell table:style-name="ce20" office:value-type="string">
            <text:p>merveilles17_arc_Louvrerf4951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L’Été. Le sieur Duparc sur un éléphant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4,9 x 34,9 cm</text:p>
          </table:table-cell>
          <table:table-cell table:style-name="ce5" office:value-type="string">
            <text:p>Dessin à la pierre noire</text:p>
          </table:table-cell>
          <table:table-cell table:style-name="ce5" office:value-type="string">
            <text:p>Stockholm, Konstakademien</text:p>
          </table:table-cell>
          <table:table-cell table:style-name="ce5" office:value-type="string">
            <text:p>portef. 22, no 29</text:p>
          </table:table-cell>
          <table:table-cell table:style-name="ce11" table:number-columns-repeated="2"/>
          <table:table-cell table:style-name="ce20" office:value-type="string">
            <text:p>merveilles17_arc_Stockp22_029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L’Hiver. Le sieur Béjart sur un ours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1 x 32,9 cm</text:p>
          </table:table-cell>
          <table:table-cell table:style-name="ce5" office:value-type="string">
            <text:p>Dessin à la pierre noire</text:p>
          </table:table-cell>
          <table:table-cell table:style-name="ce5" office:value-type="string">
            <text:p>Stockholm, Konstakademien</text:p>
          </table:table-cell>
          <table:table-cell table:style-name="ce5" office:value-type="string">
            <text:p>portef. 22, no 28</text:p>
          </table:table-cell>
          <table:table-cell table:style-name="ce11" table:number-columns-repeated="2"/>
          <table:table-cell table:style-name="ce20" office:value-type="string">
            <text:p>merveilles17_arc_Stockp22_028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Le Printemps. Mademoiselle Duparc sur un cheval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8,4 x 40 cm</text:p>
          </table:table-cell>
          <table:table-cell table:style-name="ce5" office:value-type="string">
            <text:p>Dessin à la pierre noire, traces d'encre brune à la plum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OA 37 (2) Fol</text:p>
          </table:table-cell>
          <table:table-cell table:style-name="ce11"/>
          <table:table-cell table:style-name="ce18" office:value-type="string">
            <text:p>Contre épreuve du dessin conservé à : Stockholm, Konstakademien, portef. 22, no 30</text:p>
          </table:table-cell>
          <table:table-cell table:style-name="ce20" office:value-type="string">
            <text:p>merveilles17_arc_bnfestampesoa37(2)_001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10">
          <table:table-cell table:style-name="ce2" office:value-type="string">
            <text:p>L’Automne. Le sieur La Thorillière sur un chameau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1,5 x 40,8 cm</text:p>
          </table:table-cell>
          <table:table-cell table:style-name="ce5" office:value-type="string">
            <text:p>Dessin à la pierre noire, traces d'encre brune à la plum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OA 37 (2) Fol</text:p>
          </table:table-cell>
          <table:table-cell table:style-name="ce11"/>
          <table:table-cell table:style-name="ce18" office:value-type="string">
            <text:p>Contre épreuve du dessin conservé à : Stockholm, Konstakademien, portef. 22, no 31</text:p>
          </table:table-cell>
          <table:table-cell table:style-name="ce20" office:value-type="string">
            <text:p>merveilles17_arc_bnfestampesoa37(2)_002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8">
          <table:table-cell table:style-name="ce2" office:value-type="string">
            <text:p>Le char d'Apollon, conduit par le Temps lors de la première journée des Plaisirs de l'Ile enchantée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38 x 37 cm</text:p>
          </table:table-cell>
          <table:table-cell table:style-name="ce5" office:value-type="string">
            <text:p>Dessin à la pierre noir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OA 37 (2) Fol</text:p>
          </table:table-cell>
          <table:table-cell table:style-name="ce11"/>
          <table:table-cell table:style-name="ce18" office:value-type="string">
            <text:p>Contre épreuve du dessin conservé à : Paris, Archives nationales, Cartes et plans, O1 3241, n° 77b</text:p>
          </table:table-cell>
          <table:table-cell table:style-name="ce20" office:value-type="string">
            <text:p>merveilles17_arc_bnfestampesoa37(2)_003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Homme au pied d'un cheval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2,7 x 38,2 cm</text:p>
          </table:table-cell>
          <table:table-cell table:style-name="ce5" office:value-type="string">
            <text:p>Dessin à la pierre noire, traces d'encre brune à la plum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OA 37 (2) Fol</text:p>
          </table:table-cell>
          <table:table-cell table:style-name="ce11"/>
          <table:table-cell table:style-name="ce18"/>
          <table:table-cell table:style-name="ce20" office:value-type="string">
            <text:p>merveilles17_arc_bnfestampesoa37(2)_004</text:p>
          </table:table-cell>
          <table:table-cell table:style-name="ce5" table:number-columns-repeated="3"/>
          <table:table-cell table:number-columns-repeated="1009"/>
        </table:table-row>
        <table:table-row table:style-name="ro10">
          <table:table-cell table:style-name="ce2" office:value-type="string">
            <text:p>Pan et Diane avec leur suite</text:p>
          </table:table-cell>
          <table:table-cell table:style-name="ce5" office:value-type="string">
            <text:p>Chauveau François (?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31,8 x 22 cm</text:p>
          </table:table-cell>
          <table:table-cell table:style-name="ce5" office:value-type="string">
            <text:p>Dessin à la plume, à l'encre brune et au lavis brun</text:p>
          </table:table-cell>
          <table:table-cell table:style-name="ce5" office:value-type="string">
            <text:p>Paris, BnF, Bibliothèque de l'Opéra</text:p>
          </table:table-cell>
          <table:table-cell table:style-name="ce5" office:value-type="string">
            <text:p>Esquisses anciennes, II, 34</text:p>
          </table:table-cell>
          <table:table-cell table:style-name="ce11"/>
          <table:table-cell table:style-name="ce5" office:value-type="string">
            <text:p>Dessin préparatoire ou copie d'un des dessins figurant de le Ms. 7834 (BnF, Département des Manuscrits)</text:p>
          </table:table-cell>
          <table:table-cell table:style-name="ce20" office:value-type="string">
            <text:p>merveilles17_arc_bnfoperaea2_034</text:p>
          </table:table-cell>
          <table:table-cell table:style-name="ce5" table:number-columns-repeated="3"/>
          <table:table-cell table:number-columns-repeated="1009"/>
        </table:table-row>
        <table:table-row table:style-name="ro11">
          <table:table-cell table:style-name="ce2" office:value-type="string">
            <text:p>Les Saisons avec leur suite</text:p>
          </table:table-cell>
          <table:table-cell table:style-name="ce5" office:value-type="string">
            <text:p>Chauveau François (?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31,8 x 22 cm</text:p>
          </table:table-cell>
          <table:table-cell table:style-name="ce5" office:value-type="string">
            <text:p>Dessin à la plume, à l'encre brune et au lavis brun</text:p>
          </table:table-cell>
          <table:table-cell table:style-name="ce5" office:value-type="string">
            <text:p>Paris, BnF, Bibliothèque de l'Opéra</text:p>
          </table:table-cell>
          <table:table-cell table:style-name="ce5" office:value-type="string">
            <text:p>Esquisses anciennes, II, 35</text:p>
          </table:table-cell>
          <table:table-cell table:style-name="ce11"/>
          <table:table-cell table:style-name="ce5" office:value-type="string">
            <text:p>Dessin préparatoire ou copie d'un des dessins figurant de le Ms. 7834 (BnF, Département des Manuscrits)</text:p>
          </table:table-cell>
          <table:table-cell table:style-name="ce20" office:value-type="string">
            <text:p>merveilles17_arc_bnfoperaea2_035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Représentation du ballet d’Alcine lors des Plaisirs de l’Ile enchantée 1664</text:p>
          </table:table-cell>
          <table:table-cell table:style-name="ce5" office:value-type="string">
            <text:p>Chauveau François (?) (d'après)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35,4 x 27 cm</text:p>
          </table:table-cell>
          <table:table-cell table:style-name="ce5" office:value-type="string">
            <text:p>contre-épreuve d’un 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38, n° 68b</text:p>
          </table:table-cell>
          <table:table-cell table:style-name="ce11" office:value-type="string">
            <text:p>http://www2.culture.gouv.fr/Wave/image/archim/MP/FRDAFAN08_SCEK000248N_2.jpg</text:p>
          </table:table-cell>
          <table:table-cell table:style-name="ce5" office:value-type="string">
            <text:p>Contre épreuve du dessin ayant servi à l'illustration du manuscrit : BnF, Ms. Fr. 7834, fol. 73.</text:p>
          </table:table-cell>
          <table:table-cell table:style-name="ce19" office:value-type="string">
            <text:p>merveilles17_arc_ano13238_068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Le char d'Apollon, conduit par le Temps lors de la première journée des Plaisirs de l'Ile enchantée</text:p>
          </table:table-cell>
          <table:table-cell table:style-name="ce5" office:value-type="string">
            <text:p>Vigarani Carlo (d'après)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Après 1664</text:p>
          </table:table-cell>
          <table:table-cell table:style-name="ce5"/>
          <table:table-cell table:style-name="ce5" office:value-type="string">
            <text:p>56 x 41,4 cm</text:p>
          </table:table-cell>
          <table:table-cell table:style-name="ce5" office:value-type="string">
            <text:p>Contre-épreuve d’un 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38, n° 15</text:p>
          </table:table-cell>
          <table:table-cell table:style-name="ce11" office:value-type="string">
            <text:p><text:a xlink:href="http://www2.culture.gouv.fr/Wave/image/archim/MP/FRDAFAN08_SCEK000186N_2.jpg">http://www2.culture.gouv.fr/Wave/image/archim/MP/FRDAFAN08_SCEK000186N_2.jpg</text:a></text:p>
          </table:table-cell>
          <table:table-cell table:style-name="ce5"/>
          <table:table-cell table:style-name="ce19" office:value-type="string">
            <text:p>merveilles17_arc_ano13238_015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Le char d'Apollon, conduit par le Temps lors de la première journée des Plaisirs de l'Ile enchantée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Après 1664</text:p>
          </table:table-cell>
          <table:table-cell table:style-name="ce5"/>
          <table:table-cell table:style-name="ce5" office:value-type="string">
            <text:p>25,5 x 39,2 cm</text:p>
          </table:table-cell>
          <table:table-cell table:style-name="ce5" office:value-type="string">
            <text:p>Contre-épreuve d’un 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1, n° 77b</text:p>
          </table:table-cell>
          <table:table-cell table:style-name="ce11" office:value-type="string">
            <text:p><text:a xlink:href="http://www2.culture.gouv.fr/Wave/image/archim/MP/FRDAFAN08_SCEK000646N_2.jpg">http://www2.culture.gouv.fr/Wave/image/archim/MP/FRDAFAN08_SCEK000646N_2.jpg</text:a></text:p>
          </table:table-cell>
          <table:table-cell table:style-name="ce5" office:value-type="string">
            <text:p>Certainement la contre épreuve du dessin, BnF, OA 37 (2) Fol, fol. 171</text:p>
          </table:table-cell>
          <table:table-cell table:style-name="ce20" office:value-type="string">
            <text:p>merveilles17_arc_ano13241_077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La machine de Pan et Diane</text:p>
          </table:table-cell>
          <table:table-cell table:style-name="ce5" office:value-type="string">
            <text:p>Vigarani Carlo (d'après)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Après 1664</text:p>
          </table:table-cell>
          <table:table-cell table:style-name="ce5"/>
          <table:table-cell table:style-name="ce5" office:value-type="string">
            <text:p>53,5 x 38,3</text:p>
          </table:table-cell>
          <table:table-cell table:style-name="ce5" office:value-type="string">
            <text:p>Contre-épreuve d’un 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A, n° 52</text:p>
          </table:table-cell>
          <table:table-cell table:style-name="ce11" office:value-type="string">
            <text:p>http://www2.culture.gouv.fr/Wave/image/archim/MP/FRDAFAN08_SCEK000756_2.jpg</text:p>
          </table:table-cell>
          <table:table-cell table:style-name="ce5"/>
          <table:table-cell table:style-name="ce21" office:value-type="string">
            <text:p>merveilles17_arc_ano13242a_052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Le Printemps. Mademoiselle Duparc sur un cheval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3 x 37,5 cm</text:p>
          </table:table-cell>
          <table:table-cell table:style-name="ce5" office:value-type="string">
            <text:p>Contre-épreuve d'un dessin à la pierre noire</text:p>
          </table:table-cell>
          <table:table-cell table:style-name="ce5" office:value-type="string">
            <text:p>Stockholm, Konstakademien</text:p>
          </table:table-cell>
          <table:table-cell table:style-name="ce5" office:value-type="string">
            <text:p>portef. 22, no 30</text:p>
          </table:table-cell>
          <table:table-cell table:style-name="ce11"/>
          <table:table-cell table:style-name="ce18" office:value-type="string">
            <text:p>Contre épreuve du dessin conservé à la : BnF, Département des Estampes, OA 37 (2) Fol</text:p>
          </table:table-cell>
          <table:table-cell table:style-name="ce20" office:value-type="string">
            <text:p>merveilles17_arc_Stockp22_030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L’Automne. Le sieur La Thorillière sur un chameau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2 x 37,5 cm</text:p>
          </table:table-cell>
          <table:table-cell table:style-name="ce5" office:value-type="string">
            <text:p>Contre-épreuve d'un dessin à la pierre noire</text:p>
          </table:table-cell>
          <table:table-cell table:style-name="ce5" office:value-type="string">
            <text:p>Stockholm, Konstakademien</text:p>
          </table:table-cell>
          <table:table-cell table:style-name="ce5" office:value-type="string">
            <text:p>portef. 22, no 31</text:p>
          </table:table-cell>
          <table:table-cell table:style-name="ce11"/>
          <table:table-cell table:style-name="ce18" office:value-type="string">
            <text:p>Contre épreuve du dessin conservé à la : BnF, Département des Estampes, OA 37 (2) Fol</text:p>
          </table:table-cell>
          <table:table-cell table:style-name="ce20" office:value-type="string">
            <text:p>merveilles17_arc_Stockp22_031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Les Plaisirs de l'île enchantée , ou les fêtes et divertissements du roi, à Versailles,<text:span text:style-name="T1"> </text:span><text:span text:style-name="T1">frontispice, extrait </text:span><text:span text:style-name="T1">d'André Félibien,</text:span> Les plaisirs de l’île enchantée…, <text:span text:style-name="T1">Paris, </text:span><text:span text:style-name="T1">Imprimerie royale, </text:span><text:span text:style-name="T1">1673, 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8 x 42,3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14.item">https://gallica.bnf.fr/ark:/12148/btv1b8626216h/f14.item</text:a></text:p>
          </table:table-cell>
          <table:table-cell table:style-name="ce5"/>
          <table:table-cell table:style-name="ce21" office:value-type="string">
            <text:p>merveilles17_gr_piefront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emière journée : Carrousel dans les jardins. Marche de Roger (le roi) et des chevaliers accompagnés du char d’Apollon <text:span text:style-name="T1">Estampe </text:span><text:span text:style-name="T1">extraite d'André </text:span><text:span text:style-name="T1">Félibien,</text:span> Les plaisirs de l’île enchantée…, <text:span text:style-name="T1">Paris, </text:span><text:span text:style-name="T1">Imprimerie royale, </text:span><text:span text:style-name="T1">1673, 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6 x 42,3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19.item">https://gallica.bnf.fr/ark:/12148/btv1b8626216h/f19.item</text:a></text:p>
          </table:table-cell>
          <table:table-cell table:style-name="ce5"/>
          <table:table-cell table:style-name="ce21" office:value-type="string">
            <text:p>merveilles17_gr_pie1march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emière journée : Comparse du roi et de ses chevaliers avec toute leur suite…, <text:span text:style-name="T1">Estampe extraite </text:span><text:span text:style-name="T1">d'André Félibien,</text:span> Les plaisirs de l’île enchantée…, <text:span text:style-name="T1">Paris, </text:span><text:span text:style-name="T1">Imprimerie royale, </text:span><text:span text:style-name="T1">1673, 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6 x 42,3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https://gallica.bnf.fr/ark:/12148/btv1b8626216h/f22.item</text:p>
          </table:table-cell>
          <table:table-cell table:style-name="ce5"/>
          <table:table-cell table:style-name="ce21" office:value-type="string">
            <text:p>merveilles17_gr_pie1compars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emière journée : course de bague disputée par le Roi et ses chevaliers…,<text:span text:style-name="T1"> </text:span><text:span text:style-name="T1">Estampe</text:span> <text:span text:style-name="T1">extraite </text:span><text:span text:style-name="T1">d'André Félibien,</text:span> Les plaisirs de l’île enchantée…, <text:span text:style-name="T1">Paris, </text:span><text:span text:style-name="T1">Imprimerie royale, </text:span><text:span text:style-name="T1">1673, 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6 x 42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25.item">https://gallica.bnf.fr/ark:/12148/btv1b8626216h/f25.item</text:a></text:p>
          </table:table-cell>
          <table:table-cell table:style-name="ce5"/>
          <table:table-cell table:style-name="ce21" office:value-type="string">
            <text:p>merveilles17_gr_pie1cours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emière journée : Comparse des quatre Saisons avec leur suite de concertants…, <text:span text:style-name="T1">Estampe extraite </text:span><text:span text:style-name="T1">d'André Félibien,</text:span> Les plaisirs de l’île enchantée…, <text:span text:style-name="T1">Paris, </text:span><text:span text:style-name="T1">Imprimerie royale, </text:span><text:span text:style-name="T1">1673, 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6 x 42,2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28.item">https://gallica.bnf.fr/ark:/12148/btv1b8626216h/f28.item</text:a></text:p>
          </table:table-cell>
          <table:table-cell table:style-name="ce5"/>
          <table:table-cell table:style-name="ce21" office:value-type="string">
            <text:p>merveilles17_gr_pie1saisons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emière journée : Festin du Roi et des Reines avec plusieurs princesses et dames servi de tous les mets et présents faits par les dieux et les quatre saisons, <text:span text:style-name="T1">Estampe </text:span><text:span text:style-name="T1">extraite d'André </text:span><text:span text:style-name="T1">Félibien,</text:span> Les plaisirs de l’île enchantée…, <text:span text:style-name="T1">Paris, </text:span><text:span text:style-name="T1">Imprimerie royale, </text:span><text:span text:style-name="T1">1673, 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5 x 42,2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31.item">https://gallica.bnf.fr/ark:/12148/btv1b8626216h/f31.item</text:a></text:p>
          </table:table-cell>
          <table:table-cell table:style-name="ce5"/>
          <table:table-cell table:style-name="ce22" office:value-type="string">
            <text:p>merveilles17_gr_pie1festin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Seconde journée : Représentation de <text:span text:style-name="T1">La </text:span><text:span text:style-name="T1">Princesse d'Elide</text:span>, <text:span text:style-name="T1">Estampe extraite </text:span><text:span text:style-name="T1">d'André Félibien,</text:span> Les plaisirs de l’île enchantée…, <text:span text:style-name="T1">Paris, </text:span><text:span text:style-name="T1">Imprimerie royale, </text:span><text:span text:style-name="T1">1673, in-fol</text:span></text:p>
            <text:p/>
          </table:table-cell>
          <table:table-cell table:style-name="ce5" office:value-type="string">
            <text:p>Lepautre Jean ; Silvestre Israël (d'après)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8,2 x 42,8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50.item">https://gallica.bnf.fr/ark:/12148/btv1b8626216h/f50.item</text:a></text:p>
          </table:table-cell>
          <table:table-cell table:style-name="ce5"/>
          <table:table-cell table:style-name="ce22" office:value-type="string">
            <text:p>merveilles17_gr_pie2comedi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Troisième journée : Théâtre dressé au milieu du grand étang représentant l'île d'Alcine, <text:span text:style-name="T1">Estampe </text:span><text:span text:style-name="T1">extraite d'André </text:span><text:span text:style-name="T1">Félibien,</text:span> Les plaisirs de l’île enchantée…, <text:span text:style-name="T1">Paris, </text:span><text:span text:style-name="T1">Imprimerie royale, </text:span><text:span text:style-name="T1">1673, 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1 x 42,4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113.item">https://gallica.bnf.fr/ark:/12148/btv1b8626216h/f113.item</text:a></text:p>
          </table:table-cell>
          <table:table-cell table:style-name="ce5"/>
          <table:table-cell table:style-name="ce22" office:value-type="string">
            <text:p>merveilles17_gr_pie3theatr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Troisième journée : Rupture du palais et des enchantements de l'île d'Alcine représenté par un feu d'artifice, <text:span text:style-name="T1">Estampe extraite </text:span><text:span text:style-name="T1">d'André Félibien,</text:span> Les plaisirs de l’île enchantée…, <text:span text:style-name="T1">Paris, </text:span><text:span text:style-name="T1">Imprimerie royale, </text:span><text:span text:style-name="T1">1673, 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8,2 x 42,9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116.item">https://gallica.bnf.fr/ark:/12148/btv1b8626216h/f116.item</text:a></text:p>
          </table:table-cell>
          <table:table-cell table:style-name="ce5"/>
          <table:table-cell table:style-name="ce22" office:value-type="string">
            <text:p>merveilles17_gr_pie3feu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4" office:value-type="string">
            <text:p>La Bradamante ridicule représentée devant le Roy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Estampe pour écran à main</text:p>
          </table:table-cell>
          <table:table-cell table:style-name="ce5" office:value-type="string">
            <text:p>1664 ou posterieur</text:p>
          </table:table-cell>
          <table:table-cell table:style-name="ce5" office:value-type="string">
            <text:p>s.n.</text:p>
          </table:table-cell>
          <table:table-cell table:style-name="ce5"/>
          <table:table-cell table:style-name="ce8" office:value-type="string">
            <text:p>Estampe à l'eau-fort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Réserve, Coll. Hennin, QB-201 (31)-FOL &lt; p. 24 <text:s/>&gt;</text:p>
          </table:table-cell>
          <table:table-cell table:style-name="ce12" office:value-type="string">
            <text:p><text:a xlink:href="https://gallica.bnf.fr/ark:/12148/btv1b84033839">https://gallica.bnf.fr/ark:/12148/btv1b84033839</text:a></text:p>
          </table:table-cell>
          <table:table-cell table:style-name="ce16"/>
          <table:table-cell table:style-name="ce23" office:value-type="string">
            <text:p>merveilles17_gr_bradamante_001</text:p>
          </table:table-cell>
          <table:table-cell table:style-name="ce26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4" office:value-type="string">
            <text:p>La Bradamante ridicule représentée devant le Roy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Estampe pour écran à main</text:p>
          </table:table-cell>
          <table:table-cell table:style-name="ce5" office:value-type="string">
            <text:p>1664 ou posterieur</text:p>
          </table:table-cell>
          <table:table-cell table:style-name="ce5" office:value-type="string">
            <text:p>s.n.</text:p>
          </table:table-cell>
          <table:table-cell table:style-name="ce5"/>
          <table:table-cell table:style-name="ce8" office:value-type="string">
            <text:p>Estampe à l'eau-fort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Réserve, Coll. Hennin, QB-201 (31)-FOL &lt; p. 25 <text:s/>&gt;</text:p>
          </table:table-cell>
          <table:table-cell table:style-name="ce12" office:value-type="string">
            <text:p><text:a xlink:href="https://gallica.bnf.fr/ark:/12148/btv1b8403384q">https://gallica.bnf.fr/ark:/12148/btv1b8403384q</text:a></text:p>
          </table:table-cell>
          <table:table-cell table:style-name="ce16"/>
          <table:table-cell table:style-name="ce23" office:value-type="string">
            <text:p>merveilles17_gr_bradamante_002</text:p>
          </table:table-cell>
          <table:table-cell table:style-name="ce26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Journal d’Olivier Lefèvre d’Ormesson</text:p>
          </table:table-cell>
          <table:table-cell table:style-name="ce5" office:value-type="string">
            <text:p>Ormesson, Olivier Lefèvre, d’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9"/>
          <table:table-cell table:style-name="ce5" table:number-columns-repeated="2"/>
          <table:table-cell table:style-name="ce12" office:value-type="string">
            <text:p><text:a xlink:href="https://gallica.bnf.fr/ark:/12148/bpt6k6220117v/f300.image">https://gallica.bnf.fr/ark:/12148/bpt6k6220117v/f300.image</text:a></text:p>
          </table:table-cell>
          <table:table-cell table:style-name="ce5"/>
          <table:table-cell table:style-name="ce24"/>
          <table:table-cell table:style-name="ce5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émoires de messire Roger de Rabutin, comte de Bussy</text:p>
          </table:table-cell>
          <table:table-cell table:style-name="ce5" office:value-type="string">
            <text:p>Bussy-Rabutin, Roger de Rabutin, comte de Bussy, dit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9"/>
          <table:table-cell table:style-name="ce5" table:number-columns-repeated="2"/>
          <table:table-cell table:style-name="ce12" office:value-type="string">
            <text:p><text:a xlink:href="https://books.google.fr/books?id=EZEDAAAAQAAJ&amp;hl=fr&amp;pg=PA225">https://books.google.fr/books?id=EZEDAAAAQAAJ&amp;hl=fr&amp;pg=PA225</text:a></text:p>
          </table:table-cell>
          <table:table-cell table:style-name="ce5"/>
          <table:table-cell table:style-name="ce24"/>
          <table:table-cell table:style-name="ce5" table:number-columns-repeated="2"/>
          <table:table-cell table:style-name="ce9"/>
          <table:table-cell table:number-columns-repeated="1009"/>
        </table:table-row>
        <table:table-row table:style-name="ro12">
          <table:table-cell table:style-name="ce2" office:value-type="string">
            <text:p>Marché de fourniture de bois entre Antoine Petit, maître charpentier, et Charles de Vigarany, entrepreneur des ballets du roi, pour le théâtre des Plaisirs de l'Île enchantée à Versailles</text:p>
          </table:table-cell>
          <table:table-cell table:style-name="ce5" office:value-type="string">
            <text:p>Le Normand Jacques I (notaire)</text:p>
          </table:table-cell>
          <table:table-cell table:style-name="ce5" office:value-type="string">
            <text:p>Marché (minute)</text:p>
          </table:table-cell>
          <table:table-cell table:style-name="ce5" office:value-type="string">
            <text:p>1664/03/20</text:p>
          </table:table-cell>
          <table:table-cell table:style-name="ce5" table:number-columns-repeated="2"/>
          <table:table-cell table:style-name="ce10"/>
          <table:table-cell table:style-name="ce5" office:value-type="string">
            <text:p>Paris, Archives nationales</text:p>
          </table:table-cell>
          <table:table-cell table:style-name="ce5" office:value-type="string">
            <text:p>MC/RS//388, 20 mars 1664 (Cote originelle du document : MC/ET/CXVII/57)</text:p>
          </table:table-cell>
          <table:table-cell table:style-name="ce15" office:value-type="string">
            <text:p><text:a xlink:href="https://www.siv.archives-nationales.culture.gouv.fr/siv/media/FRAN_IR_043435/c1p74k2fww7n-msgxbz6wpmfc/FRAN_0159_05541_L">https://www.siv.archives-nationales.culture.gouv.fr/siv/media/FRAN_IR_043435/c1p74k2fww7n-msgxbz6wpmfc/FRAN_0159_05541_L</text:a></text:p>
          </table:table-cell>
          <table:table-cell table:style-name="ce17" office:value-type="string">
            <text:p><text:span text:style-name="T3">Cent ans de recherche </text:span><text:span text:style-name="T3">sur Molière</text:span>, CLVIII : https://www.siv.archives-nationales.culture.gouv.fr/mm/media/download/FRAN_ANX_008004.pdf</text:p>
          </table:table-cell>
          <table:table-cell table:style-name="ce20" office:value-type="string">
            <text:p>merveilles17_arc_anmcrs388_001</text:p>
          </table:table-cell>
          <table:table-cell table:number-columns-repeated="2" table:style-name="ce1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Feu d'artifice tiré à Versailles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Peinture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0,5 x 59,5 cm</text:p>
          </table:table-cell>
          <table:table-cell table:style-name="ce5" office:value-type="string">
            <text:p>Huile sur toile</text:p>
          </table:table-cell>
          <table:table-cell table:style-name="ce5" office:value-type="string">
            <text:p>Versailles, Musée Lambinet</text:p>
          </table:table-cell>
          <table:table-cell table:style-name="ce5" office:value-type="float" office:value="2579">
            <text:p>2579</text:p>
          </table:table-cell>
          <table:table-cell table:style-name="ce11"/>
          <table:table-cell table:style-name="ce5" table:number-columns-repeated="5"/>
          <table:table-cell table:style-name="ce9" table:number-columns-repeated="49"/>
          <table:table-cell table:number-columns-repeated="960"/>
        </table:table-row>
        <table:table-row table:style-name="ro1">
          <table:table-cell table:style-name="ce2" office:value-type="string">
            <text:p>Relazione del viaggio fatto dall’ill.mo Sig. Card.e Chigi</text:p>
          </table:table-cell>
          <table:table-cell table:style-name="ce5" office:value-type="string">
            <text:p>Baldini, Stefano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/07/30</text:p>
          </table:table-cell>
          <table:table-cell table:style-name="ce5" table:number-columns-repeated="2"/>
          <table:table-cell table:style-name="ce8"/>
          <table:table-cell table:style-name="ce5" office:value-type="string">
            <text:p>Rome, Biblioteca Apostolica Vaticana</text:p>
          </table:table-cell>
          <table:table-cell table:style-name="ce5" office:value-type="string">
            <text:p>Manuscrit Chigi E.II.38</text:p>
          </table:table-cell>
          <table:table-cell table:style-name="ce12" office:value-type="string">
            <text:p>http://moliere.huma-num.fr/base.php?Stefano_Baldini%2C_Relazione_del_viaggio_fatto_dall%E2%80%99ill%2Emo_Sig%2E_Card%2Ee_Chigi</text:p>
          </table:table-cell>
          <table:table-cell table:style-name="ce16"/>
          <table:table-cell table:style-name="ce25" office:value-type="string">
            <text:p>merveilles17_arc_bavmscheii38_001</text:p>
          </table:table-cell>
          <table:table-cell table:style-name="ce26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Mémoire du traitement fait par la Maison du Roi à Monsieur le Cardinal Chigi</text:p>
          </table:table-cell>
          <table:table-cell table:style-name="ce5" office:value-type="string">
            <text:p>Chantelou, Paul de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8"/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fr. 6143</text:p>
          </table:table-cell>
          <table:table-cell table:style-name="ce12" office:value-type="string">
            <text:p>http://moliere.huma-num.fr/base.php?Chantelou%2C_M%C3%A9moire_du_traitement_fait_par_la_Maison_du_Roi_%C3%A0_Monsieur_le_Cardinal_Chigi</text:p>
          </table:table-cell>
          <table:table-cell table:style-name="ce11" office:value-type="string">
            <text:p><text:a xlink:href="https://journals.openedition.org/mefrim/629">https://journals.openedition.org/mefrim/629</text:a></text:p>
          </table:table-cell>
          <table:table-cell table:style-name="ce25" office:value-type="string">
            <text:p>merveilles17_arc_bnfmsfr6143_001</text:p>
          </table:table-cell>
          <table:table-cell table:number-columns-repeated="2" table:style-name="ce2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 table:number-rows-repeated="3">
          <table:table-cell table:style-name="ce5" table:number-columns-repeated="6"/>
          <table:table-cell table:style-name="ce8"/>
          <table:table-cell table:style-name="ce5" table:number-columns-repeated="2"/>
          <table:table-cell table:style-name="ce12"/>
          <table:table-cell table:style-name="ce16"/>
          <table:table-cell table:style-name="ce26" table:number-columns-repeated="3"/>
          <table:table-cell table:style-name="ce10"/>
          <table:table-cell table:number-columns-repeated="1009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Tableau1" table:target-range-address="Feuil1.A1:Feuil1.O80" table:display-filter-buttons="tru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alibri (Corps)" svg:font-family="'Calibri (Corps)'"/>
    <style:font-face style:name="Calibri1" svg:font-family="Calibri1"/>
    <style:font-face style:name="Consolas" svg:font-family="Consolas"/>
    <style:font-face style:name="Consolas1" svg:font-family="Consolas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2pt" style:font-name-asian="Calibri" style:font-size-asian="12pt" style:font-name-complex="Calibri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fo:border-bottom="0.002cm solid #a1b8e1" fo:background-color="transparent" fo:border-left="none" fo:border-right="none" fo:border-top="none" style:vertical-align="automatic"/>
      <style:text-properties fo:color="#44546a" fo:font-size="13pt" fo:font-weight="bold" style:font-size-asian="13pt" style:font-weight-asian="bold" style:font-size-complex="13pt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02cm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7">07/04/2020</text:date>, <text:time>21:1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meta:initial-creator>Gaëlle Lafage</meta:initial-creator>
    <meta:creation-date>2020-01-30T15:15:13Z</meta:creation-date>
    <dc:date>2020-04-07T21:15:53.05</dc:date>
    <meta:editing-cycles>20</meta:editing-cycles>
    <meta:editing-duration>PT1H59M27S</meta:editing-duration>
    <meta:document-statistic meta:table-count="1" meta:cell-count="79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